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ϑ</mo>
        <mn>1</mn>
      </msub>
      <mrow>
        <mi/>
        <mo stretchy="false">=</mo>
        <mi/>
      </mrow>
      <msub>
        <mo stretchy="false">ϑ</mo>
        <mrow>
          <mn>1</mn>
          <mtext>r</mtext>
        </mrow>
      </msub>
    </mrow>
    <annotation encoding="StarMath 5.0">%ivartheta _1 `=` %ivartheta _{1 "r"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7T12:16:19.270000000</meta:creation-date>
    <meta:generator>LibreOffice/4.1.4.2$Windows_x86 LibreOffice_project/0a0440ccc0227ad9829de5f46be37cfb6edcf72</meta:generator>
  </office:meta>
</office:document-meta>
</file>